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92cm" svg:height="1.092cm" svg:x="1.479cm" svg:y="3.83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92cm" svg:height="1.092cm" svg:x="6.199cm" svg:y="1.178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92cm" svg:height="1.092cm" svg:x="6.458cm" svg:y="6.43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92cm" svg:height="1.092cm" svg:x="12.59cm" svg:y="3.56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411cm" svg:y1="3.994cm" svg:x2="6.199cm" svg:y2="1.724cm" draw:start-shape="id1" draw:start-glue-point="11" draw:end-shape="id2" draw:end-glue-point="6" svg:d="M2411 3994l3788-2270" svg:viewBox="0 0 3789 2271">
          <text:p text:style-name="P2">2 <text:s text:c="2"/></text:p>
          <text:p text:style-name="P2"/>
        </draw:connector>
        <draw:connector draw:style-name="gr2" draw:text-style-name="P2" draw:layer="layout" draw:type="line" svg:x1="7.291cm" svg:y1="1.724cm" svg:x2="12.59cm" svg:y2="4.114cm" draw:start-shape="id2" draw:start-glue-point="10" draw:end-shape="id3" draw:end-glue-point="6" svg:d="M7291 1724l5299 2390" svg:viewBox="0 0 5300 2391">
          <text:p text:style-name="P2">3</text:p>
          <text:p text:style-name="P2"/>
        </draw:connector>
        <draw:connector draw:style-name="gr2" draw:text-style-name="P2" draw:layer="layout" draw:type="line" svg:x1="6.745cm" svg:y1="2.27cm" svg:x2="7.004cm" svg:y2="6.437cm" draw:start-shape="id2" draw:start-glue-point="8" draw:end-shape="id4" draw:end-glue-point="4" svg:d="M6745 2270l259 4167" svg:viewBox="0 0 260 4168">
          <text:p text:style-name="P2"><text:s text:c="3"/>4</text:p>
        </draw:connector>
        <draw:connector draw:style-name="gr2" draw:text-style-name="P2" draw:layer="layout" draw:type="line" svg:x1="7.55cm" svg:y1="6.983cm" svg:x2="12.75cm" svg:y2="4.5cm" draw:start-shape="id4" draw:start-glue-point="10" draw:end-shape="id3" draw:end-glue-point="7" svg:d="M7550 6983l5200-2483" svg:viewBox="0 0 5201 2484">
          <text:p text:style-name="P2"/>
          <text:p text:style-name="P2">6</text:p>
        </draw:connector>
        <draw:connector draw:style-name="gr2" draw:text-style-name="P2" draw:layer="layout" draw:type="curve" svg:x1="2.025cm" svg:y1="4.926cm" svg:x2="2.571cm" svg:y2="4.38cm" draw:start-shape="id1" draw:start-glue-point="8" draw:end-shape="id1" draw:end-glue-point="10" svg:d="M2025 4926c0 753 524 628 849 303s450-849-303-849" svg:viewBox="0 0 1105 1105">
          <text:p text:style-name="P2"><text:s text:c="8"/></text:p>
          <text:p text:style-name="P2"><text:s text:c="8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8:12:51.314695089</dc:date>
    <dc:creator>elucterio </dc:creator>
    <meta:editing-duration>PT6H9M30S</meta:editing-duration>
    <meta:editing-cycles>11</meta:editing-cycles>
    <meta:generator>LibreOffice/4.2.8.2$Linux_X86_64 LibreOffice_project/420m0$Build-2</meta:generator>
    <meta:document-statistic meta:object-count="9"/>
  </office:meta>
</office:document-meta>
</file>